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withoutfill">
      <style:graphic-properties draw:fill="solid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1.842cm" svg:height="1.843cm" svg:x="9.558cm" svg:y="10.21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glue-point draw:id="4" svg:x="-4.271cm" svg:y="-1.917cm"/>
          <draw:glue-point draw:id="5" svg:x="-4.229cm" svg:y="1.945cm"/>
          <draw:custom-shape draw:style-name="gr2" draw:text-style-name="P2" draw:layer="layout" svg:width="2.796cm" svg:height="2.563cm" draw:transform="rotate (1.5707963267949) translate (17.109cm 9.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7.1cm" svg:y="7.172cm">
            <draw:text-box>
              <text:p>-</text:p>
              <text:p/>
              <text:p>+</text:p>
            </draw:text-box>
          </draw:frame>
        </draw:g>
        <draw:frame draw:style-name="gr4" draw:text-style-name="P5" draw:layer="layout" svg:width="1.8cm" svg:height="1.305cm" svg:x="16.7cm" svg:y="11.195cm">
          <draw:text-box>
            <text:p text:style-name="P4">V<text:span text:style-name="T1">CC</text:span></text:p>
          </draw:text-box>
        </draw:frame>
        <draw:frame draw:style-name="gr4" draw:text-style-name="P5" draw:layer="layout" svg:width="1.8cm" svg:height="1.305cm" svg:x="11.3cm" svg:y="10.609cm">
          <draw:text-box>
            <text:p text:style-name="P4">V<text:span text:style-name="T1">i</text:span><text:span text:style-name="T1">n</text:span></text:p>
          </draw:text-box>
        </draw:frame>
        <draw:g xml:id="id9" draw:id="id9">
          <draw:line draw:style-name="gr5" draw:text-style-name="P6" draw:layer="layout" svg:x1="17.507cm" svg:y1="14.972cm" svg:x2="13.5cm" svg:y2="14.997cm">
            <text:p/>
          </draw:line>
          <draw:line draw:style-name="gr5" draw:text-style-name="P6" draw:layer="layout" svg:x1="17.509cm" svg:y1="14.958cm" svg:x2="13.502cm" svg:y2="14.983cm">
            <text:p/>
          </draw:line>
          <draw:line draw:style-name="gr5" draw:text-style-name="P6" draw:layer="layout" svg:x1="14.594cm" svg:y1="15.526cm" svg:x2="16.585cm" svg:y2="15.526cm">
            <text:p/>
          </draw:line>
          <draw:line draw:style-name="gr5" draw:text-style-name="P6" draw:layer="layout" svg:x1="15.132cm" svg:y1="16cm" svg:x2="16.089cm" svg:y2="16cm">
            <text:p/>
          </draw:line>
          <draw:line draw:style-name="gr5" draw:text-style-name="P6" draw:layer="layout" svg:x1="15.556cm" svg:y1="14.938cm" svg:x2="15.572cm" svg:y2="13.715cm">
            <text:p/>
          </draw:line>
        </draw:g>
        <draw:g xml:id="id3" draw:id="id3">
          <draw:line draw:style-name="gr5" draw:text-style-name="P6" draw:layer="layout" svg:x1="21.509cm" svg:y1="12.5cm" svg:x2="20.925cm" svg:y2="12.29cm">
            <text:p/>
          </draw:line>
          <draw:line draw:style-name="gr5" draw:text-style-name="P6" draw:layer="layout" svg:x1="22.073cm" svg:y1="11.835cm" svg:x2="20.927cm" svg:y2="12.294cm">
            <text:p/>
          </draw:line>
          <draw:line draw:style-name="gr5" draw:text-style-name="P6" draw:layer="layout" svg:x1="22.095cm" svg:y1="10.952cm" svg:x2="20.907cm" svg:y2="10.51cm">
            <text:p/>
          </draw:line>
          <draw:line draw:style-name="gr5" draw:text-style-name="P6" draw:layer="layout" svg:x1="22.1cm" svg:y1="11.857cm" svg:x2="20.912cm" svg:y2="11.415cm">
            <text:p/>
          </draw:line>
          <draw:line draw:style-name="gr5" draw:text-style-name="P6" draw:layer="layout" svg:x1="22.088cm" svg:y1="10.933cm" svg:x2="20.942cm" svg:y2="11.392cm">
            <text:p/>
          </draw:line>
          <draw:line draw:style-name="gr5" draw:text-style-name="P6" draw:layer="layout" svg:x1="22.046cm" svg:y1="10.04cm" svg:x2="20.9cm" svg:y2="10.499cm">
            <text:p/>
          </draw:line>
          <draw:line draw:style-name="gr5" draw:text-style-name="P6" draw:layer="layout" svg:x1="21.989cm" svg:y1="10.048cm" svg:x2="21.405cm" svg:y2="9.838cm">
            <text:p/>
          </draw:line>
        </draw:g>
        <draw:frame draw:style-name="gr4" draw:text-style-name="P5" draw:layer="layout" svg:width="1.8cm" svg:height="1.305cm" svg:x="11.1cm" svg:y="3.195cm">
          <draw:text-box>
            <text:p text:style-name="P4">R<text:span text:style-name="T1">1</text:span></text:p>
          </draw:text-box>
        </draw:frame>
        <draw:g xml:id="id6" draw:id="id6">
          <draw:line draw:style-name="gr5" draw:text-style-name="P6" draw:layer="layout" svg:x1="14.8cm" svg:y1="4.29cm" svg:x2="14.59cm" svg:y2="4.874cm">
            <text:p/>
          </draw:line>
          <draw:line draw:style-name="gr5" draw:text-style-name="P6" draw:layer="layout" svg:x1="14.135cm" svg:y1="3.728cm" svg:x2="14.594cm" svg:y2="4.874cm">
            <text:p/>
          </draw:line>
          <draw:line draw:style-name="gr5" draw:text-style-name="P6" draw:layer="layout" svg:x1="13.252cm" svg:y1="3.705cm" svg:x2="12.81cm" svg:y2="4.893cm">
            <text:p/>
          </draw:line>
          <draw:line draw:style-name="gr5" draw:text-style-name="P6" draw:layer="layout" svg:x1="14.157cm" svg:y1="3.7cm" svg:x2="13.715cm" svg:y2="4.888cm">
            <text:p/>
          </draw:line>
          <draw:line draw:style-name="gr5" draw:text-style-name="P6" draw:layer="layout" svg:x1="13.233cm" svg:y1="3.713cm" svg:x2="13.692cm" svg:y2="4.859cm">
            <text:p/>
          </draw:line>
          <draw:line draw:style-name="gr5" draw:text-style-name="P6" draw:layer="layout" svg:x1="12.34cm" svg:y1="3.754cm" svg:x2="12.799cm" svg:y2="4.9cm">
            <text:p/>
          </draw:line>
          <draw:line draw:style-name="gr5" draw:text-style-name="P6" draw:layer="layout" svg:x1="12.348cm" svg:y1="3.811cm" svg:x2="12.138cm" svg:y2="4.395cm">
            <text:p/>
          </draw:line>
        </draw:g>
        <draw:g xml:id="id1" draw:id="id1">
          <draw:line draw:style-name="gr5" draw:text-style-name="P6" draw:layer="layout" svg:x1="19cm" svg:y1="2.59cm" svg:x2="18.79cm" svg:y2="3.174cm">
            <text:p/>
          </draw:line>
          <draw:line draw:style-name="gr5" draw:text-style-name="P6" draw:layer="layout" svg:x1="18.335cm" svg:y1="2.028cm" svg:x2="18.794cm" svg:y2="3.174cm">
            <text:p/>
          </draw:line>
          <draw:line draw:style-name="gr5" draw:text-style-name="P6" draw:layer="layout" svg:x1="17.452cm" svg:y1="2.005cm" svg:x2="17.01cm" svg:y2="3.193cm">
            <text:p/>
          </draw:line>
          <draw:line draw:style-name="gr5" draw:text-style-name="P6" draw:layer="layout" svg:x1="18.357cm" svg:y1="2cm" svg:x2="17.915cm" svg:y2="3.188cm">
            <text:p/>
          </draw:line>
          <draw:line draw:style-name="gr5" draw:text-style-name="P6" draw:layer="layout" svg:x1="17.433cm" svg:y1="2.013cm" svg:x2="17.892cm" svg:y2="3.159cm">
            <text:p/>
          </draw:line>
          <draw:line draw:style-name="gr5" draw:text-style-name="P6" draw:layer="layout" svg:x1="16.54cm" svg:y1="2.054cm" svg:x2="16.999cm" svg:y2="3.2cm">
            <text:p/>
          </draw:line>
          <draw:line draw:style-name="gr5" draw:text-style-name="P6" draw:layer="layout" svg:x1="16.548cm" svg:y1="2.111cm" svg:x2="16.338cm" svg:y2="2.695cm">
            <text:p/>
          </draw:line>
        </draw:g>
        <draw:connector draw:style-name="gr6" draw:text-style-name="P2" draw:layer="layout" svg:x1="19cm" svg:y1="2.6cm" svg:x2="19.673cm" svg:y2="8.302cm" draw:start-shape="id1" draw:start-glue-point="1" draw:end-shape="id2" draw:end-glue-point="1" svg:d="M19000 2600h1174v5702h-501" svg:viewBox="0 0 1175 5703">
          <text:p/>
        </draw:connector>
        <draw:connector draw:style-name="gr6" draw:text-style-name="P2" draw:layer="layout" svg:x1="19.673cm" svg:y1="8.302cm" svg:x2="21.5cm" svg:y2="9.838cm" draw:start-shape="id2" draw:start-glue-point="1" draw:end-shape="id3" draw:end-glue-point="0" svg:d="M19673 8302h1827v1536" svg:viewBox="0 0 1828 1537">
          <text:p/>
        </draw:connector>
        <draw:frame draw:style-name="gr4" draw:text-style-name="P5" draw:layer="layout" svg:width="1.8cm" svg:height="1.305cm" svg:x="18.7cm" svg:y="1.595cm">
          <draw:text-box>
            <text:p text:style-name="P4">R<text:span text:style-name="T1">2</text:span></text:p>
          </draw:text-box>
        </draw:frame>
        <draw:frame draw:style-name="gr4" draw:text-style-name="P5" draw:layer="layout" svg:width="1.8cm" svg:height="1.305cm" svg:x="22cm" svg:y="10.495cm">
          <draw:text-box>
            <text:p text:style-name="P4">R<text:span text:style-name="T1">L</text:span></text:p>
          </draw:text-box>
        </draw:frame>
        <draw:frame draw:style-name="gr4" draw:text-style-name="P5" draw:layer="layout" svg:width="1.8cm" svg:height="1.305cm" svg:x="16.5cm" svg:y="4.295cm">
          <draw:text-box>
            <text:p text:style-name="P4">V<text:span text:style-name="T1">EE</text:span></text:p>
          </draw:text-box>
        </draw:frame>
        <draw:g xml:id="id5" draw:id="id5">
          <draw:line draw:style-name="gr5" draw:text-style-name="P6" draw:layer="layout" svg:x1="14.862cm" svg:y1="5.89cm" svg:x2="14.652cm" svg:y2="6.474cm">
            <text:p/>
          </draw:line>
          <draw:line draw:style-name="gr5" draw:text-style-name="P6" draw:layer="layout" svg:x1="14.197cm" svg:y1="5.328cm" svg:x2="14.656cm" svg:y2="6.474cm">
            <text:p/>
          </draw:line>
          <draw:line draw:style-name="gr5" draw:text-style-name="P6" draw:layer="layout" svg:x1="13.314cm" svg:y1="5.305cm" svg:x2="12.872cm" svg:y2="6.493cm">
            <text:p/>
          </draw:line>
          <draw:line draw:style-name="gr5" draw:text-style-name="P6" draw:layer="layout" svg:x1="14.219cm" svg:y1="5.3cm" svg:x2="13.777cm" svg:y2="6.488cm">
            <text:p/>
          </draw:line>
          <draw:line draw:style-name="gr5" draw:text-style-name="P6" draw:layer="layout" svg:x1="13.295cm" svg:y1="5.313cm" svg:x2="13.754cm" svg:y2="6.459cm">
            <text:p/>
          </draw:line>
          <draw:line draw:style-name="gr5" draw:text-style-name="P6" draw:layer="layout" svg:x1="12.402cm" svg:y1="5.354cm" svg:x2="12.861cm" svg:y2="6.5cm">
            <text:p/>
          </draw:line>
          <draw:line draw:style-name="gr5" draw:text-style-name="P6" draw:layer="layout" svg:x1="12.41cm" svg:y1="5.411cm" svg:x2="12.2cm" svg:y2="5.995cm">
            <text:p/>
          </draw:line>
        </draw:g>
        <draw:g xml:id="id7" draw:id="id7">
          <draw:line draw:style-name="gr5" draw:text-style-name="P6" draw:layer="layout" svg:x1="14.921cm" svg:y1="7.667cm" svg:x2="14.711cm" svg:y2="8.251cm">
            <text:p/>
          </draw:line>
          <draw:line draw:style-name="gr5" draw:text-style-name="P6" draw:layer="layout" svg:x1="14.256cm" svg:y1="7.105cm" svg:x2="14.715cm" svg:y2="8.251cm">
            <text:p/>
          </draw:line>
          <draw:line draw:style-name="gr5" draw:text-style-name="P6" draw:layer="layout" svg:x1="13.373cm" svg:y1="7.082cm" svg:x2="12.931cm" svg:y2="8.27cm">
            <text:p/>
          </draw:line>
          <draw:line draw:style-name="gr5" draw:text-style-name="P6" draw:layer="layout" svg:x1="14.278cm" svg:y1="7.077cm" svg:x2="13.836cm" svg:y2="8.265cm">
            <text:p/>
          </draw:line>
          <draw:line draw:style-name="gr5" draw:text-style-name="P6" draw:layer="layout" svg:x1="13.354cm" svg:y1="7.09cm" svg:x2="13.813cm" svg:y2="8.236cm">
            <text:p/>
          </draw:line>
          <draw:line draw:style-name="gr5" draw:text-style-name="P6" draw:layer="layout" svg:x1="12.461cm" svg:y1="7.131cm" svg:x2="12.92cm" svg:y2="8.277cm">
            <text:p/>
          </draw:line>
          <draw:line draw:style-name="gr5" draw:text-style-name="P6" draw:layer="layout" svg:x1="12.469cm" svg:y1="7.188cm" svg:x2="12.259cm" svg:y2="7.772cm">
            <text:p/>
          </draw:line>
        </draw:g>
        <draw:line draw:style-name="gr7" draw:text-style-name="P7" xml:id="id4" draw:id="id4" draw:layer="layout" svg:x1="17.1cm" svg:y1="7.7cm" svg:x2="16cm" svg:y2="7.7cm">
          <text:p/>
        </draw:line>
        <draw:line draw:style-name="gr7" draw:text-style-name="P7" xml:id="id10" draw:id="id10" draw:layer="layout" svg:x1="17.1cm" svg:y1="9.1cm" svg:x2="16cm" svg:y2="9.1cm">
          <text:p/>
        </draw:line>
        <draw:connector draw:style-name="gr6" draw:text-style-name="P2" draw:layer="layout" draw:line-skew="0.201cm" svg:x1="16cm" svg:y1="7.7cm" svg:x2="16.338cm" svg:y2="2.6cm" draw:start-shape="id4" draw:start-glue-point="3" draw:end-shape="id1" draw:end-glue-point="3" svg:d="M16000 7700h-300v-5100h638" svg:viewBox="0 0 639 5101">
          <text:p/>
        </draw:connector>
        <draw:connector draw:style-name="gr6" draw:text-style-name="P2" draw:layer="layout" draw:line-skew="0.244cm" svg:x1="14.862cm" svg:y1="5.9cm" svg:x2="16cm" svg:y2="7.7cm" draw:start-shape="id5" draw:start-glue-point="1" draw:end-shape="id4" draw:end-glue-point="3" svg:d="M14862 5900h838v1800h300" svg:viewBox="0 0 1139 1801">
          <text:p/>
        </draw:connector>
        <draw:connector draw:style-name="gr6" draw:text-style-name="P2" draw:layer="layout" draw:line-skew="0.275cm" svg:x1="14.8cm" svg:y1="4.3cm" svg:x2="16cm" svg:y2="7.7cm" draw:start-shape="id6" draw:start-glue-point="1" draw:end-shape="id4" draw:end-glue-point="3" svg:d="M14800 4300h900v3400h300" svg:viewBox="0 0 1201 3401">
          <text:p/>
        </draw:connector>
        <draw:connector draw:style-name="gr6" draw:text-style-name="P2" draw:layer="layout" svg:x1="14.921cm" svg:y1="7.677cm" svg:x2="16cm" svg:y2="7.7cm" draw:start-shape="id7" draw:start-glue-point="1" draw:end-shape="id4" draw:end-glue-point="3" svg:d="M14921 7677h564v23h515" svg:viewBox="0 0 1080 24">
          <text:p/>
        </draw:connector>
        <draw:connector draw:style-name="gr6" draw:text-style-name="P2" draw:layer="layout" svg:x1="12.138cm" svg:y1="4.3cm" svg:x2="10.479cm" svg:y2="10.214cm" draw:start-shape="id6" draw:start-glue-point="3" draw:end-shape="id8" draw:end-glue-point="4" svg:d="M12138 4300h-1659v5914" svg:viewBox="0 0 1660 5915">
          <text:p/>
        </draw:connector>
        <draw:connector draw:style-name="gr6" draw:text-style-name="P2" draw:layer="layout" svg:x1="12.2cm" svg:y1="5.9cm" svg:x2="10.479cm" svg:y2="10.214cm" draw:start-shape="id5" draw:start-glue-point="3" draw:end-shape="id8" svg:d="M12200 5900h-1721v4314" svg:viewBox="0 0 1722 4315">
          <text:p/>
        </draw:connector>
        <draw:connector draw:style-name="gr6" draw:text-style-name="P2" draw:layer="layout" svg:x1="12.259cm" svg:y1="7.677cm" svg:x2="10.479cm" svg:y2="10.214cm" draw:start-shape="id7" draw:start-glue-point="3" draw:end-shape="id8" draw:end-glue-point="4" svg:d="M12259 7677h-1780v2537" svg:viewBox="0 0 1781 2538">
          <text:p/>
        </draw:connector>
        <draw:connector draw:style-name="gr6" draw:text-style-name="P2" draw:layer="layout" draw:line-skew="0.238cm" svg:x1="10.479cm" svg:y1="12.057cm" svg:x2="15.504cm" svg:y2="13.715cm" draw:start-shape="id8" draw:start-glue-point="8" draw:end-shape="id9" draw:end-glue-point="0" svg:d="M10479 12057v1043h5025v615" svg:viewBox="0 0 5026 1659">
          <text:p/>
        </draw:connector>
        <draw:connector draw:style-name="gr6" draw:text-style-name="P2" draw:layer="layout" svg:x1="21.5cm" svg:y1="12.5cm" svg:x2="15.504cm" svg:y2="13.715cm" draw:start-shape="id3" draw:start-glue-point="2" draw:end-shape="id9" draw:end-glue-point="0" svg:d="M21500 12500v608h-5996v607" svg:viewBox="0 0 5997 1216">
          <text:p/>
        </draw:connector>
        <draw:connector draw:style-name="gr6" draw:text-style-name="P2" draw:layer="layout" draw:line-skew="-2.283cm" svg:x1="16cm" svg:y1="9.1cm" svg:x2="15.504cm" svg:y2="13.715cm" draw:start-shape="id10" draw:start-glue-point="3" draw:end-shape="id9" draw:end-glue-point="0" svg:d="M16000 9100h-496v4615" svg:viewBox="0 0 497 4616">
          <text:p/>
        </draw:connector>
        <draw:custom-shape draw:style-name="gr1" draw:text-style-name="P1" xml:id="id11" draw:id="id11" draw:layer="layout" svg:width="1.842cm" svg:height="1.843cm" svg:x="17.458cm" svg:y="10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8.4cm" svg:y1="9cm" svg:x2="18.4cm" svg:y2="10.1cm">
          <text:p/>
        </draw:line>
        <draw:line draw:style-name="gr7" draw:text-style-name="P7" draw:layer="layout" svg:x1="18.4cm" svg:y1="7.6cm" svg:x2="18.4cm" svg:y2="6.9cm">
          <text:p/>
        </draw:line>
        <draw:connector draw:style-name="gr6" draw:text-style-name="P2" draw:layer="layout" draw:line-skew="0.295cm" svg:x1="18.379cm" svg:y1="11.943cm" svg:x2="15.504cm" svg:y2="13.715cm" draw:start-shape="id11" draw:start-glue-point="8" draw:end-shape="id9" draw:end-glue-point="0" svg:d="M18379 11943v1157h-2875v615" svg:viewBox="0 0 2876 1773">
          <text:p/>
        </draw:connector>
        <draw:custom-shape draw:style-name="gr1" draw:text-style-name="P1" draw:layer="layout" svg:width="1.842cm" svg:height="1.843cm" draw:transform="rotate (3.1403709231134) translate (19.299cm 6.9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6" draw:layer="layout" svg:x1="17.801cm" svg:y1="3.971cm" svg:x2="18.9cm" svg:y2="3.932cm">
            <text:p/>
          </draw:line>
          <draw:line draw:style-name="gr5" draw:text-style-name="P6" draw:layer="layout" svg:x1="17.8cm" svg:y1="3.976cm" svg:x2="18.899cm" svg:y2="3.937cm">
            <text:p/>
          </draw:line>
          <draw:line draw:style-name="gr5" draw:text-style-name="P6" draw:layer="layout" svg:x1="18.594cm" svg:y1="3.759cm" svg:x2="18.048cm" svg:y2="3.774cm">
            <text:p/>
          </draw:line>
          <draw:line draw:style-name="gr5" draw:text-style-name="P6" draw:layer="layout" svg:x1="18.442cm" svg:y1="3.6cm" svg:x2="18.18cm" svg:y2="3.607cm">
            <text:p/>
          </draw:line>
          <draw:line draw:style-name="gr5" draw:text-style-name="P6" draw:layer="layout" svg:x1="18.336cm" svg:y1="3.968cm" svg:x2="18.343cm" svg:y2="4.388cm">
            <text:p/>
          </draw:line>
        </draw:g>
        <draw:line draw:style-name="gr8" draw:text-style-name="P7" draw:layer="layout" svg:x1="18.344cm" svg:y1="4.378cm" svg:x2="18.344cm" svg:y2="5.078cm">
          <text:p text:style-name="P2"/>
        </draw:line>
        <draw:frame draw:style-name="gr4" draw:text-style-name="P5" draw:layer="layout" svg:width="1.8cm" svg:height="1.305cm" svg:x="11.1cm" svg:y="4.9cm">
          <draw:text-box>
            <text:p text:style-name="P4">R<text:span text:style-name="T1">3</text:span></text:p>
          </draw:text-box>
        </draw:frame>
        <draw:frame draw:style-name="gr4" draw:text-style-name="P5" draw:layer="layout" svg:width="1.8cm" svg:height="1.305cm" svg:x="11.1cm" svg:y="6.695cm">
          <draw:text-box>
            <text:p text:style-name="P4">R<text:span text:style-name="T1">4</text:span></text:p>
          </draw:text-box>
        </draw:frame>
        <draw:frame draw:style-name="gr9" draw:text-style-name="P9" draw:layer="layout" svg:width="1.1cm" svg:height="0.725cm" svg:x="20.3cm" svg:y="7.6cm">
          <draw:text-box>
            <text:p text:style-name="P8"><text:span text:style-name="T2">out</text:span></text:p>
          </draw:text-box>
        </draw:frame>
        <draw:frame draw:style-name="gr10" draw:text-style-name="P11" draw:layer="layout" svg:width="1.611cm" svg:height="0.725cm" svg:x="15.6cm" svg:y="7cm">
          <draw:text-box>
            <text:p text:style-name="P10">inv_in</text:p>
          </draw:text-box>
        </draw:frame>
        <draw:frame draw:style-name="gr10" draw:text-style-name="P11" draw:layer="layout" svg:width="1.188cm" svg:height="0.725cm" svg:x="18.3cm" svg:y="6.9cm">
          <draw:text-box>
            <text:p text:style-name="P10">vee</text:p>
          </draw:text-box>
        </draw:frame>
        <draw:frame draw:style-name="gr10" draw:text-style-name="P11" draw:layer="layout" svg:width="1.137cm" svg:height="0.725cm" svg:x="18.3cm" svg:y="9.3cm">
          <draw:text-box>
            <text:p text:style-name="P10">vcc</text:p>
          </draw:text-box>
        </draw:frame>
        <draw:frame draw:style-name="gr10" draw:text-style-name="P11" draw:layer="layout" svg:width="0.832cm" svg:height="0.725cm" svg:x="9.6cm" svg:y="8.9cm">
          <draw:text-box>
            <text:p text:style-name="P10">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5T12:25:06.986351845</dc:date>
    <meta:editing-duration>PT53M51S</meta:editing-duration>
    <meta:editing-cycles>13</meta:editing-cycles>
    <meta:generator>LibreOffice/6.4.7.2$Linux_X86_64 LibreOffice_project/40$Build-2</meta:generator>
    <meta:document-statistic meta:object-count="89"/>
  </office:meta>
</office:document-meta>
</file>